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cida Console" fo:font-weight="bold" officeooo:rsid="0000aef0" officeooo:paragraph-rsid="0000aef0" style:font-weight-asian="bold" style:font-weight-complex="bold"/>
    </style:style>
    <style:style style:name="P2" style:family="paragraph" style:parent-style-name="Standard">
      <style:text-properties style:font-name="Lucida Console" fo:font-weight="bold" officeooo:rsid="00026756" officeooo:paragraph-rsid="00026756" style:font-weight-asian="bold" style:font-weight-complex="bold"/>
    </style:style>
    <style:style style:name="P3" style:family="paragraph" style:parent-style-name="Standard">
      <style:text-properties style:font-name="Lucida Console" officeooo:rsid="0000aef0" officeooo:paragraph-rsid="0000aef0"/>
    </style:style>
    <style:style style:name="P4" style:family="paragraph" style:parent-style-name="Standard">
      <style:text-properties style:font-name="Lucida Console" officeooo:rsid="0003e21a" officeooo:paragraph-rsid="0003e21a"/>
    </style:style>
    <style:style style:name="P5" style:family="paragraph" style:parent-style-name="Standard">
      <style:text-properties fo:color="#ce181e" style:font-name="Lucida Console" fo:font-style="italic" officeooo:rsid="0003e21a" officeooo:paragraph-rsid="0003e21a" style:font-style-asian="italic" style:font-style-complex="italic"/>
    </style:style>
    <style:style style:name="T1" style:family="text">
      <style:text-properties officeooo:rsid="0002675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ce181e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.2- VSFT<text:span text:style-name="T1">P</text:span>D</text:p>
      <text:p text:style-name="P3"/>
      <text:p text:style-name="P2">1- INSTALAMOS Y PROBAMOS VSFTPD</text:p>
      <text:p text:style-name="P5">sudo apt install vsftpd</text:p>
      <text:p text:style-name="P4">Nos conectamos desde un cliente para comprobar que funciona.</text:p>
      <text:p text:style-name="P4"/>
      <text:p text:style-name="P2">2- CREAMOS USUARIOS </text:p>
      <text:p text:style-name="P4">Habilitamos la posibilidad de conexión con otros usuarios.</text:p>
      <text:p text:style-name="P4">Entramos en el archivo <text:span text:style-name="T3">/etc/vsftpd.conf</text:span></text:p>
      <text:p text:style-name="P4">Descomentamos las líneas <text:span text:style-name="T3">write_enable=YES, allow_writeable_chroot=YES y chroot_local_user=YES</text:span></text:p>
      <text:p text:style-name="P4">Añadimos usuarios: <text:span text:style-name="T3">adduser usuarios</text:span></text:p>
      <text:p text:style-name="P4"/>
      <text:p text:style-name="P2">3- ASIGNAMOS A UN USUARIO LA CARPETA HTML</text:p>
      <text:p text:style-name="P4">Para asignar el home al usuario: Entramos en el archivo <text:span text:style-name="T3">/etc/passwd</text:span> (archivo con usuarios del sistema).</text:p>
      <text:p text:style-name="P4">Podremos ver los diferentes usuarios, a qué grupo pertenecen, cual es su home y qué utilizan bash.</text:p>
      <text:p text:style-name="P4">Podemos modificar el home para que utilice en este caso la carpeta htm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19-10-21T08:51:17.931000000</dc:date>
    <meta:editing-duration>PT1H50M5S</meta:editing-duration>
    <meta:editing-cycles>2</meta:editing-cycles>
    <meta:document-statistic meta:table-count="0" meta:image-count="0" meta:object-count="0" meta:page-count="1" meta:paragraph-count="13" meta:word-count="101" meta:character-count="684" meta:non-whitespace-character-count="595"/>
  </office:meta>
</office:document-meta>
</file>